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martes </text:span><text:span text:style-name="T47">(09/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martes </text:span><text:span text:style-name="T35">(09/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4-2014</text:span><text:span text:style-name="T8">; objeto</text:span> <text:span text:style-name="T58">- 100 REPUESTOS Y ACCESORIOS PARA  EQUIPOS DE TRANSPORTE-AMORTIGUADORES TRASEROS PARA GRAND VITARA</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